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atin Modern Mono Light" svg:font-family="'Latin Modern Mono Ligh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16b38b" officeooo:paragraph-rsid="0016b38b"/>
    </style:style>
    <style:style style:name="P2" style:family="paragraph" style:parent-style-name="Standard">
      <style:text-properties officeooo:rsid="0016b38b" officeooo:paragraph-rsid="0016b38b"/>
    </style:style>
    <style:style style:name="P3" style:family="paragraph" style:parent-style-name="Standard">
      <style:text-properties officeooo:rsid="00185d65" officeooo:paragraph-rsid="0016b38b"/>
    </style:style>
    <style:style style:name="T1" style:family="text">
      <style:text-properties fo:color="#000000" loext:opacity="100%" style:font-name="Arial" style:font-name-complex="Arial1"/>
    </style:style>
    <style:style style:name="T2" style:family="text">
      <style:text-properties fo:color="#000000" loext:opacity="100%" style:font-name="Arial" officeooo:rsid="00183498" style:font-name-complex="Arial1"/>
    </style:style>
    <style:style style:name="T3" style:family="text">
      <style:text-properties officeooo:rsid="001834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Katamino est un jeu dont le but est de remplir une grille de largeur 5 et de longueur 3 à 13 avec des pièces de formes diverses appelées kataminos. </text:span><text:span text:style-name="T1"/></text:p>
      <text:p text:style-name="P1"><text:span text:style-name="T1">Notre TIPE a pour but de créer un solveur qui à une liste de kataminos et une grille vide associe une grille résolue et d’en déduire des pistes d’optimisation.</text:span><text:span text:style-name="T1"/></text:p>
      <text:p text:style-name="P1"><text:span text:style-name="T1">Les Kataminos s’inscrivent plus largement dans la catégorie des polyominos.</text:span><text:span text:style-name="T1"/></text:p>
      <text:p text:style-name="P1"><text:span text:style-name="T1">On peut les définir de plusieurs façons, nous allons utiliser celle dite des « polyominos à forme libres » ou PFL. Dans cette représentation un polyomino est composé de lui-même ainsi que de ses symétries centrales et axiales. </text:span><text:span text:style-name="T1"/></text:p>
      <text:p text:style-name="P1"><text:span text:style-name="T1">« La figure 2 représente un seul polyomino » (figure 2)</text:span><text:span text:style-name="T1"/></text:p>
      <text:p text:style-name="P1"><text:span text:style-name="T1">Le grand public connait les tetrominos de Tetris, les pentaminos de Blokus ou les dominos</text:span><text:span text:style-name="T1"/></text:p>
      <text:p text:style-name="P1"><text:span text:style-name="T1">Le terme a été inventé par le mathématicien S W Golomb en 1953 qui y dédia plusieurs livres (notamment : Polyominoes : Puzzles, Pattern, Problem, and Packing ) et de nombreux problèmes ludiques publiés dans la rubrique de Martin Gardner « Mathematical Games » dans le journal Scientific America.</text:span><text:span text:style-name="T1"/></text:p>
      <text:p text:style-name="P1"><text:span text:style-name="T1"><text:tab/>Aujourd’hui encore, on peut trouver des problèmes de polyominos dans (toute bonne revue scientifique qui se respecte) de nombreux livres et championnats de mathématiques récréatives. </text:span><text:span text:style-name="T1"/></text:p>
      <text:p text:style-name="P1"/>
      <text:p text:style-name="P1"><text:span text:style-name="T1">La représentation la plus courante est celle sous forme de carrés unitaires joints par les côtés.</text:span><text:span text:style-name="T1"/></text:p>
      <text:p text:style-name="P1"><text:span text:style-name="T1">On peut également représenter une pièce sous forme d’une matrice et donc une grille résolue également.</text:span><text:span text:style-name="T1"/></text:p>
      <text:p text:style-name="P1"><text:span text:style-name="T1">Nous avons aussi créé des fonctions pour manipuler les représentations des kataminos, que nous ne détaillerons pas à l’oral car ce n’est pas l’objet de notre TIPE mais que vous pourrez retrouver parmi les autres programmes.</text:span><text:span text:style-name="T1"/></text:p>
      <text:p text:style-name="P1"/>
      <text:p text:style-name="P1"><text:span text:style-name="T1">Il existe différentes méthodes pour remplir cette grille. Commençons par le solveur itératif.</text:span><text:span text:style-name="T1"/></text:p>
      <text:p text:style-name="P1"/>
      <text:p text:style-name="P1"><text:span text:style-name="T1">-solveur itératif consiste à tester toutes les possibilités et à s’arrêter lorsque qu’il en a trouvé une. </text:span><text:span text:style-name="T1"/></text:p>
      <text:p text:style-name="P1"><text:span text:style-name="T1">« Explication du logigramme ….. » figure 8</text:span><text:span text:style-name="T1"/></text:p>
      <text:p text:style-name="P1"/>
      <text:p text:style-name="P1"><text:span text:style-name="T1">Dans la méthode par force brute on teste toutes les combinaisons possibles en ajoutant une pièce après l’autre au plateau. On récupère les pièces dans l’ordre fournit. Pour chaque pièce on teste les différentes positions et orientations au sein du plateau jusqu’à pouvoir la placer. On itère le processus pour les autres pièces, si une pièce ne peut pas rentrer on retire les anciennes et on les replace à d’autres endroits.</text:span><text:span text:style-name="T1"/></text:p>
      <text:p text:style-name="P1"/>
      <text:p text:style-name="P1"><text:span text:style-name="T1"><text:s/>(schéma)</text:span><text:span text:style-name="T1"/></text:p>
      <text:p text:style-name="P1"><text:span text:style-name="T1">Complexité :</text:span><text:span text:style-name="T1"/></text:p>
      <text:p text:style-name="P1"><text:span text:style-name="T1">Une estimation du nombre d’opérations dans le pire des cas nous donne une complexité en . En pratique on constate bien que pour des listes qui restent de taille raisonnable les calculs sont assez rapides, mais déjà pour une liste de 9 kataminos dans un plateau de format (7,5) on n’obtient la solution qu’à l’issu de <text:s/>188615 tours, un tour correspondant à l’essai de placement d’un katamino. La résolution a pris 2 minutes 45 secondes, ce qui reste acceptable mais confirme la forte dépendance entre la longueur de la liste et le nombre de calculs considéré dans le calcul de complexité. Ces résultats nous ont amené à chercher une méthode plus optimisée et nous avons ainsi opté pour une approche gloutonne du problème.</text:span><text:span text:style-name="T1"/></text:p>
      <text:p text:style-name="P1"/>
      <text:p text:style-name="P1"><text:span text:style-name="T1">Deuxième idée : algo glouton</text:span><text:span text:style-name="T1"/></text:p>
      <text:p text:style-name="P1"><text:soft-page-break/><text:span text:style-name="T1">Est un algorithme glouton dans le sens où l’on cherche à chaque instant à faire le choix le plus optimal localement, ici il s’agit de placer le katamino considér</text:span><text:span text:style-name="T2">é</text:span><text:span text:style-name="T1"> comme le plus difficile à placer avant les autres. L’estimation de la difficulté à les placer est le résultat d’une approche parfaitement intuitive mais qui </text:span><text:span text:style-name="T2">a l’air en accord avec les résultats</text:span><text:span text:style-name="T1"> par les résultats pratiques que nous allons maintenant détailler. Ainsi il s’agit seulement de réutiliser la fonction force_brute développée précédemment, mais en commençant par trier la liste de kataminos en entrée par ordre de difficulté à les placer.</text:span><text:span text:style-name="T1"/></text:p>
      <text:p text:style-name="P1"><text:span text:style-name="T1">(à peu près même complexité théorique)</text:span><text:span text:style-name="T1"/></text:p>
      <text:p text:style-name="P1"><text:span text:style-name="T1">-Etude de la complexité </text:span><text:span text:style-name="T1"/></text:p>
      <text:p text:style-name="P1"><text:span text:style-name="T1"><text:s text:c="3"/></text:span><text:span text:style-name="T1"/></text:p>
      <text:p text:style-name="P1"><text:span text:style-name="T1">Modèle de comptage de la complexité </text:span><text:span text:style-name="T1"/></text:p>
      <text:p text:style-name="P1"><text:span text:style-name="T1">Poser un incrément qui augmente à chaque coup constant</text:span><text:span text:style-name="T1"/></text:p>
      <text:p text:style-name="P1"><text:span text:style-name="T1">Validité du modèle ?</text:span><text:span text:style-name="T1"/></text:p>
      <text:p text:style-name="P1"><text:span text:style-name="T1">Pas vraiment possible de tirer une conclusion</text:span><text:span text:style-name="T1"/></text:p>
      <text:p text:style-name="P1"/>
      <text:p text:style-name="P1"><text:span text:style-name="T1">-Algorithme glouton : </text:span><text:span text:style-name="T1"/></text:p>
      <text:p text:style-name="P1"><text:span text:style-name="T1">Il semblerait qu’il vaille mieux placer les plus grosses pièces en premières. Vérifions cette hypothèse.</text:span><text:span text:style-name="T1"/></text:p>
      <text:p text:style-name="P1"><text:span text:style-name="T1"><text:s/>En globalité ça parait bien en zoomant on remarque que c’est moins vrai pour des grilles avec une complexité &lt; 1e6 (moins de 2 secondes)</text:span><text:span text:style-name="T1"/></text:p>
      <text:p text:style-name="P1"><text:span text:style-name="T1">On peut dire que cette hypothèse est validée</text:span><text:span text:style-name="T1"/></text:p>
      <text:p text:style-name="P1"/>
      <text:p text:style-name="P1"><text:span text:style-name="T1">Troisième idée : méthode récursive par retour sur trace</text:span><text:span text:style-name="T1"/></text:p>
      <text:p text:style-name="P1"><text:span text:style-name="T1">La résolution par force brute telle qu’implémentée ici permet d’obtenir une solution pour un problème de kataminos donné, pour obtenir toutes les solutions pour un plateau et des kataminos donnés nous avons donc décidé l’approche du retour sur trace qui paraissait aussi être plus élégante pour le but recherché.</text:span><text:span text:style-name="T1"/></text:p>
      <text:p text:style-name="P1"><text:span text:style-name="T1">La résolution par retour sur trace ou backtracking en anglais, consiste pour une « position » donnée, ici la grille et les kataminos déjà placés, à déterminer les « coups » possibles, ici les endroits dans la grille où l’on peut placer le katamino considéré. Ce type de résolution peut être obtenu de manière itérative ou récursive. Nous avons ici choisi une méthode récursive, la fonction Solution utilise d’abord la fonction Coups_Possibles pour calculer l’ensemble des coups auxquels on peut accéder à partir d’une position puis s’appelle elle même pour trouver l’ensemble des solutions à partir de chaque coup. La fonction renvoie l’ensemble des solutions sous forme d’une liste. </text:span><text:span text:style-name="T1"/></text:p>
      <text:p text:style-name="P1"><text:span text:style-name="T1">Chaque élément de la liste contient une solution avec tous les calculs intermédiaires.</text:span><text:span text:style-name="T1"/></text:p>
      <text:p text:style-name="P1"><text:span text:style-name="T1">Calcul de la complexité :</text:span><text:span text:style-name="T1"/></text:p>
      <text:p text:style-name="P1"><text:span text:style-name="T1">((*) indique une étape importante à montrer)</text:span><text:span text:style-name="T1"/></text:p>
      <text:p text:style-name="P1"><text:span text:style-name="T1">Le calcul de la complexité étant un peu plus technique nous allons nous arrêter dessus un instant.</text:span><text:span text:style-name="T1"/></text:p>
      <text:p text:style-name="P1"><text:span text:style-name="T1">On obtient en étudiant la complexité de la fonction cette relation de récurrence :</text:span><text:span text:style-name="T1"/></text:p>
      <text:p text:style-name="P1"><text:span text:style-name="T1"><text:s/>(*)</text:span><text:span text:style-name="T1"/></text:p>
      <text:p text:style-name="P1"><text:span text:style-name="T1">On obtient pour solution de l’équation <text:s/>homogène :</text:span><text:span text:style-name="T1"/></text:p>
      <text:p text:style-name="P1"/>
      <text:p text:style-name="P1"><text:span text:style-name="T1">On obtient cette relation qu’on simplifie par télescopage :</text:span><text:span text:style-name="T1"/></text:p>
      <text:p text:style-name="P1"><text:span text:style-name="T1"><text:s/></text:span><text:span text:style-name="T1"/></text:p>
      <text:p text:style-name="P1"><text:span text:style-name="T1">On obtient :</text:span><text:span text:style-name="T1"/></text:p>
      <text:p text:style-name="P1"><text:span text:style-name="T1">(*)</text:span><text:span text:style-name="T1"/></text:p>
      <text:p text:style-name="P1"><text:span text:style-name="T1">Ce qui après simplifications donne une complexité :</text:span><text:span text:style-name="T1"/></text:p>
      <text:p text:style-name="P1">Ce résultat paraît moins inquiétant que la complexité en O(A²N!) de la résolution par force brute, cependant là où la première s’arrêtait dès qu’une solution trouvée, la deuxième détermine toutes les solutions et vérifie toutes les positions possibles, ainsi rien qu’avec une grille de 5 par 7 et une liste <text:soft-page-break/>de 9 éléments la fonction n’a pas eu le temps de se terminer en plusieurs heures (j’ai dû arrêter le programme), à côté les 2 minutes 45 secondes de la résolution par force brute semblent <text:span text:style-name="T3">ridicules</text:span><text:span text:style-name="T1"/></text:p>
      <text:p text:style-name="P1"/>
      <text:p text:style-name="P1">Force brute<text:span text:style-name="T1"/></text:p>
      <text:p text:style-name="P1">Avantages :<text:span text:style-name="T1"/></text:p>
      <text:p text:style-name="P1"><text:s text:c="4"/>• Fonctionne<text:span text:style-name="T1"/></text:p>
      <text:p text:style-name="P1"><text:s text:c="4"/>• Plus rapide que par backtracking<text:span text:style-name="T1"/></text:p>
      <text:p text:style-name="P1">Désavantages<text:span text:style-name="T1"/></text:p>
      <text:p text:style-name="P1"><text:s text:c="4"/>• Pas optimisé : en notant A l’aire du plateau, N la longueur de la liste, complexité en O(A²N!), en pratique commence à prendre du temps à partir de 9 kataminos (188615 tours de boucle et ~2min45s)<text:span text:style-name="T1"/></text:p>
      <text:p text:style-name="P1"><text:s text:c="4"/>• une seule solution<text:span text:style-name="T1"/></text:p>
      <text:p text:style-name="P1"/>
      <text:p text:style-name="P1">Backtracking<text:span text:style-name="T1"/></text:p>
      <text:p text:style-name="P1">Avantage :<text:span text:style-name="T1"/></text:p>
      <text:p text:style-name="P1"><text:s text:c="4"/>• donne toutes les solutions<text:span text:style-name="T1"/></text:p>
      <text:p text:style-name="P1">Inconvénients :<text:span text:style-name="T1"/></text:p>
      <text:p text:style-name="P1"><text:s text:c="4"/>• peu optimisé, de plus la recherche de toutes les solutions demande plus de temps : en notant A l’aire du plateau, N la longueur de la liste, complexité en <text:s text:c="3"/>. <text:span text:style-name="T1"/></text:p>
      <text:p text:style-name="P1"/>
      <text:p text:style-name="P1">En terme de rapidité la méthode gloutonne est la meilleure de celles décrites.<text:span text:style-name="T1"/></text:p>
      <text:p text:style-name="P1">La méthode de retour sur trace est intéressante et permet de constater que déjà sur de petites grilles il existe un nombre important de solutions, c’est aussi une méthode qui est assez élégante par sa simplicité, malheureusement en l’état son temps d’exécution est catastrophique.<text:span text:style-name="T1"/></text:p>
      <text:p text:style-name="P3"><text:span text:style-name="_5f_OOoComputerComment">#%%</text:span></text:p>
      <text:p text:style-name="P3"><text:span text:style-name="_5f_OOoComputerKeyWord">import</text:span><text:span text:style-name="_5f_OOoComputerIdent"> time </text:span></text:p>
      <text:p text:style-name="P3"><text:span text:style-name="_5f_OOoComputerIdent"/></text:p>
      <text:p text:style-name="P3"><text:span text:style-name="_5f_OOoComputerIdent">Ck</text:span><text:span text:style-name="_5f_OOoComputerSpecial">=[]</text:span></text:p>
      <text:p text:style-name="P3"><text:span text:style-name="_5f_OOoComputerIdent">Ct</text:span><text:span text:style-name="_5f_OOoComputerSpecial">=[]</text:span><text:span text:style-name="_5f_OOoComputerIdent"> <text:s text:c="2"/></text:span></text:p>
      <text:p text:style-name="P3"><text:span text:style-name="_5f_OOoComputerIdent"/></text:p>
      <text:p text:style-name="P3"><text:span text:style-name="_5f_OOoComputerIdent">Liste20</text:span><text:span text:style-name="_5f_OOoComputerSpecial">=</text:span><text:span text:style-name="_5f_OOoComputerAltKeyWord">open</text:span><text:span text:style-name="_5f_OOoComputerSpecial">(</text:span><text:span text:style-name="_5f_OOoComputerLiteral">'combi - Copie/test20.txt'</text:span><text:span text:style-name="_5f_OOoComputerSpecial">,</text:span><text:span text:style-name="_5f_OOoComputerLiteral">'r'</text:span><text:span text:style-name="_5f_OOoComputerSpecial">)</text:span></text:p>
      <text:p text:style-name="P3"><text:span text:style-name="_5f_OOoComputerIdent">Listes20</text:span><text:span text:style-name="_5f_OOoComputerSpecial">=</text:span><text:span text:style-name="_5f_OOoComputerIdent">Liste20</text:span><text:span text:style-name="_5f_OOoComputerSpecial">.</text:span><text:span text:style-name="_5f_OOoComputerAltKeyWord">readlines</text:span><text:span text:style-name="_5f_OOoComputerSpecial">()</text:span></text:p>
      <text:p text:style-name="P3"><text:span text:style-name="_5f_OOoComputerIdent">Liste20</text:span><text:span text:style-name="_5f_OOoComputerSpecial">.</text:span><text:span text:style-name="_5f_OOoComputerAltKeyWord">close</text:span><text:span text:style-name="_5f_OOoComputerSpecial">()</text:span></text:p>
      <text:p text:style-name="P3"><text:span text:style-name="_5f_OOoComputerKeyWord">for</text:span><text:span text:style-name="_5f_OOoComputerIdent"> i </text:span><text:span text:style-name="_5f_OOoComputerKeyWord">in</text:span><text:span text:style-name="_5f_OOoComputerIdent"> </text:span><text:span text:style-name="_5f_OOoComputerAltKeyWord">range</text:span><text:span text:style-name="_5f_OOoComputerIdent"> </text:span><text:span text:style-name="_5f_OOoComputerSpecial">(</text:span><text:span text:style-name="_5f_OOoComputerAltKeyWord">len</text:span><text:span text:style-name="_5f_OOoComputerSpecial">(</text:span><text:span text:style-name="_5f_OOoComputerIdent">Listes20</text:span><text:span text:style-name="_5f_OOoComputerSpecial">)):</text:span></text:p>
      <text:p text:style-name="P3"><text:span text:style-name="_5f_OOoComputerIdent"><text:s text:c="4"/>Listes20</text:span><text:span text:style-name="_5f_OOoComputerSpecial">[</text:span><text:span text:style-name="_5f_OOoComputerIdent">i</text:span><text:span text:style-name="_5f_OOoComputerSpecial">]=</text:span><text:span text:style-name="_5f_OOoComputerAltKeyWord">eval</text:span><text:span text:style-name="_5f_OOoComputerSpecial">(</text:span><text:span text:style-name="_5f_OOoComputerIdent">Listes20</text:span><text:span text:style-name="_5f_OOoComputerSpecial">[</text:span><text:span text:style-name="_5f_OOoComputerIdent">i</text:span><text:span text:style-name="_5f_OOoComputerSpecial">].</text:span><text:span text:style-name="_5f_OOoComputerAltKeyWord">strip</text:span><text:span text:style-name="_5f_OOoComputerSpecial">())</text:span></text:p>
      <text:p text:style-name="P3"><text:span text:style-name="_5f_OOoComputerIdent"/></text:p>
      <text:p text:style-name="P3"><text:span text:style-name="_5f_OOoComputerKeyWord">for</text:span><text:span text:style-name="_5f_OOoComputerIdent"> i </text:span><text:span text:style-name="_5f_OOoComputerKeyWord">in</text:span><text:span text:style-name="_5f_OOoComputerIdent"> </text:span><text:span text:style-name="_5f_OOoComputerAltKeyWord">range</text:span><text:span text:style-name="_5f_OOoComputerSpecial">(</text:span><text:span text:style-name="_5f_OOoComputerAltKeyWord">len</text:span><text:span text:style-name="_5f_OOoComputerSpecial">(</text:span><text:span text:style-name="_5f_OOoComputerIdent">Listes20</text:span><text:span text:style-name="_5f_OOoComputerSpecial">)):</text:span></text:p>
      <text:p text:style-name="P3"><text:span text:style-name="_5f_OOoComputerIdent"><text:s text:c="4"/>tri_insertion</text:span><text:span text:style-name="_5f_OOoComputerSpecial">(</text:span><text:span text:style-name="_5f_OOoComputerIdent">Listes20</text:span><text:span text:style-name="_5f_OOoComputerSpecial">[</text:span><text:span text:style-name="_5f_OOoComputerIdent">i</text:span><text:span text:style-name="_5f_OOoComputerSpecial">])</text:span></text:p>
      <text:p text:style-name="P3"><text:span text:style-name="_5f_OOoComputerIdent"><text:s text:c="4"/>compl</text:span><text:span text:style-name="_5f_OOoComputerSpecial">=</text:span><text:span text:style-name="_5f_OOoComputerLiteral">0</text:span></text:p>
      <text:p text:style-name="P3"><text:span text:style-name="_5f_OOoComputerIdent"><text:s text:c="4"/>force_brute</text:span><text:span text:style-name="_5f_OOoComputerSpecial">(</text:span><text:span text:style-name="_5f_OOoComputerIdent">Listes20</text:span><text:span text:style-name="_5f_OOoComputerSpecial">[</text:span><text:span text:style-name="_5f_OOoComputerIdent">i</text:span><text:span text:style-name="_5f_OOoComputerSpecial">])</text:span></text:p>
      <text:p text:style-name="P3"><text:span text:style-name="_5f_OOoComputerIdent"><text:s text:c="4"/>Ck</text:span><text:span text:style-name="_5f_OOoComputerSpecial">.</text:span><text:span text:style-name="_5f_OOoComputerAltKeyWord">append</text:span><text:span text:style-name="_5f_OOoComputerSpecial">(</text:span><text:span text:style-name="_5f_OOoComputerIdent">compl</text:span><text:span text:style-name="_5f_OOoComputerSpecial">)</text:span></text:p>
      <text:p text:style-name="P3"><text:span text:style-name="_5f_OOoComputerIdent"><text:s text:c="4"/></text:span><text:span text:style-name="_5f_OOoComputerKeyWord">print</text:span><text:span text:style-name="_5f_OOoComputerSpecial">(</text:span><text:span text:style-name="_5f_OOoComputerIdent">i</text:span><text:span text:style-name="_5f_OOoComputerSpecial">,</text:span><text:span text:style-name="_5f_OOoComputerLiteral">' /'</text:span><text:span text:style-name="_5f_OOoComputerSpecial">,</text:span><text:span text:style-name="_5f_OOoComputerAltKeyWord">len</text:span><text:span text:style-name="_5f_OOoComputerSpecial">(</text:span><text:span text:style-name="_5f_OOoComputerIdent">Listes20</text:span><text:span text:style-name="_5f_OOoComputerSpecial">),</text:span><text:span text:style-name="_5f_OOoComputerLiteral">':\n'</text:span><text:span text:style-name="_5f_OOoComputerSpecial">,</text:span><text:span text:style-name="_5f_OOoComputerIdent">compl</text:span><text:span text:style-name="_5f_OOoComputerSpecial">)</text:span></text:p>
      <text:p text:style-name="P3"><text:span text:style-name="_5f_OOoComputerIdent"/></text:p>
      <text:p text:style-name="P3"><text:span text:style-name="_5f_OOoComputerIdent">Ct</text:span><text:span text:style-name="_5f_OOoComputerSpecial">=[[]</text:span><text:span text:style-name="_5f_OOoComputerIdent"> </text:span><text:span text:style-name="_5f_OOoComputerKeyWord">for</text:span><text:span text:style-name="_5f_OOoComputerIdent"> _ </text:span><text:span text:style-name="_5f_OOoComputerKeyWord">in</text:span><text:span text:style-name="_5f_OOoComputerIdent"> </text:span><text:span text:style-name="_5f_OOoComputerAltKeyWord">range</text:span><text:span text:style-name="_5f_OOoComputerSpecial">(</text:span><text:span text:style-name="_5f_OOoComputerAltKeyWord">len</text:span><text:span text:style-name="_5f_OOoComputerSpecial">(</text:span><text:span text:style-name="_5f_OOoComputerIdent">Listes20</text:span><text:span text:style-name="_5f_OOoComputerSpecial">))]</text:span></text:p>
      <text:p text:style-name="P3"><text:span text:style-name="_5f_OOoComputerIdent"/></text:p>
      <text:p text:style-name="P3"><text:span text:style-name="_5f_OOoComputerKeyWord">for</text:span><text:span text:style-name="_5f_OOoComputerIdent"> k </text:span><text:span text:style-name="_5f_OOoComputerKeyWord">in</text:span><text:span text:style-name="_5f_OOoComputerIdent"> </text:span><text:span text:style-name="_5f_OOoComputerAltKeyWord">range</text:span><text:span text:style-name="_5f_OOoComputerIdent"> </text:span><text:span text:style-name="_5f_OOoComputerSpecial">(</text:span><text:span text:style-name="_5f_OOoComputerLiteral">100</text:span><text:span text:style-name="_5f_OOoComputerSpecial">):</text:span></text:p>
      <text:p text:style-name="P3"><text:span text:style-name="_5f_OOoComputerIdent"><text:s text:c="4"/></text:span><text:span text:style-name="_5f_OOoComputerKeyWord">for</text:span><text:span text:style-name="_5f_OOoComputerIdent"> i </text:span><text:span text:style-name="_5f_OOoComputerKeyWord">in</text:span><text:span text:style-name="_5f_OOoComputerIdent"> </text:span><text:span text:style-name="_5f_OOoComputerAltKeyWord">range</text:span><text:span text:style-name="_5f_OOoComputerIdent"> </text:span><text:span text:style-name="_5f_OOoComputerSpecial">(</text:span><text:span text:style-name="_5f_OOoComputerAltKeyWord">len</text:span><text:span text:style-name="_5f_OOoComputerSpecial">(</text:span><text:span text:style-name="_5f_OOoComputerIdent">Listes20</text:span><text:span text:style-name="_5f_OOoComputerSpecial">)):</text:span></text:p>
      <text:p text:style-name="P3"><text:span text:style-name="_5f_OOoComputerIdent"><text:s text:c="8"/></text:span><text:span text:style-name="_5f_OOoComputerKeyWord">print</text:span><text:span text:style-name="_5f_OOoComputerSpecial">(</text:span><text:span text:style-name="_5f_OOoComputerLiteral">'k : '</text:span><text:span text:style-name="_5f_OOoComputerSpecial">,</text:span><text:span text:style-name="_5f_OOoComputerIdent">k</text:span><text:span text:style-name="_5f_OOoComputerSpecial">,</text:span><text:span text:style-name="_5f_OOoComputerLiteral">'/ 100 \n i : '</text:span><text:span text:style-name="_5f_OOoComputerSpecial">,</text:span><text:span text:style-name="_5f_OOoComputerIdent">i</text:span><text:span text:style-name="_5f_OOoComputerSpecial">,</text:span><text:span text:style-name="_5f_OOoComputerLiteral">' /'</text:span><text:span text:style-name="_5f_OOoComputerSpecial">,</text:span><text:span text:style-name="_5f_OOoComputerAltKeyWord">len</text:span><text:span text:style-name="_5f_OOoComputerSpecial">(</text:span><text:span text:style-name="_5f_OOoComputerIdent">Listes20</text:span><text:span text:style-name="_5f_OOoComputerSpecial">),</text:span><text:span text:style-name="_5f_OOoComputerLiteral">' \n \n'</text:span><text:span text:style-name="_5f_OOoComputerSpecial">)</text:span></text:p>
      <text:p text:style-name="P3"><text:span text:style-name="_5f_OOoComputerIdent"><text:s text:c="8"/></text:span></text:p>
      <text:p text:style-name="P3"><text:soft-page-break/><text:span text:style-name="_5f_OOoComputerIdent"><text:s text:c="8"/>t1</text:span><text:span text:style-name="_5f_OOoComputerSpecial">=</text:span><text:span text:style-name="_5f_OOoComputerIdent">time</text:span><text:span text:style-name="_5f_OOoComputerSpecial">.</text:span><text:span text:style-name="_5f_OOoComputerIdent">time</text:span><text:span text:style-name="_5f_OOoComputerSpecial">()</text:span></text:p>
      <text:p text:style-name="P3"><text:span text:style-name="_5f_OOoComputerIdent"/></text:p>
      <text:p text:style-name="P3"><text:span text:style-name="_5f_OOoComputerIdent"><text:s text:c="8"/>force_brute</text:span><text:span text:style-name="_5f_OOoComputerSpecial">(</text:span><text:span text:style-name="_5f_OOoComputerIdent">Listes20</text:span><text:span text:style-name="_5f_OOoComputerSpecial">[</text:span><text:span text:style-name="_5f_OOoComputerIdent">i</text:span><text:span text:style-name="_5f_OOoComputerSpecial">])</text:span></text:p>
      <text:p text:style-name="P3"><text:span text:style-name="_5f_OOoComputerIdent"><text:s text:c="8"/>t2</text:span><text:span text:style-name="_5f_OOoComputerSpecial">=</text:span><text:span text:style-name="_5f_OOoComputerIdent">time</text:span><text:span text:style-name="_5f_OOoComputerSpecial">.</text:span><text:span text:style-name="_5f_OOoComputerIdent">time</text:span><text:span text:style-name="_5f_OOoComputerSpecial">()</text:span></text:p>
      <text:p text:style-name="P3"><text:span text:style-name="_5f_OOoComputerIdent"><text:s text:c="8"/>Ct</text:span><text:span text:style-name="_5f_OOoComputerSpecial">[</text:span><text:span text:style-name="_5f_OOoComputerIdent">i</text:span><text:span text:style-name="_5f_OOoComputerSpecial">].</text:span><text:span text:style-name="_5f_OOoComputerAltKeyWord">append</text:span><text:span text:style-name="_5f_OOoComputerSpecial">(</text:span><text:span text:style-name="_5f_OOoComputerIdent">t2</text:span><text:span text:style-name="_5f_OOoComputerSpecial">-</text:span><text:span text:style-name="_5f_OOoComputerIdent">t1</text:span><text:span text:style-name="_5f_OOoComputerSpecial">)</text:span></text:p>
      <text:p text:style-name="P3"><text:span text:style-name="_5f_OOoComputerIdent"><text:s text:c="8"/></text:span><text:span text:style-name="_5f_OOoComputerKeyWord">print</text:span><text:span text:style-name="_5f_OOoComputerSpecial">(</text:span><text:span text:style-name="_5f_OOoComputerLiteral">"0"</text:span><text:span text:style-name="_5f_OOoComputerSpecial">,</text:span><text:span text:style-name="_5f_OOoComputerIdent">t1</text:span><text:span text:style-name="_5f_OOoComputerSpecial">,</text:span><text:span text:style-name="_5f_OOoComputerIdent">t2</text:span><text:span text:style-name="_5f_OOoComputerSpecial">,</text:span><text:span text:style-name="_5f_OOoComputerIdent">t2</text:span><text:span text:style-name="_5f_OOoComputerSpecial">-</text:span><text:span text:style-name="_5f_OOoComputerIdent">t1</text:span><text:span text:style-name="_5f_OOoComputerSpecial">)</text:span></text:p>
      <text:p text:style-name="P3"><text:span text:style-name="_5f_OOoComputerIdent"><text:s text:c="8"/>t1</text:span><text:span text:style-name="_5f_OOoComputerSpecial">=</text:span><text:span text:style-name="_5f_OOoComputerIdent">time</text:span><text:span text:style-name="_5f_OOoComputerSpecial">.</text:span><text:span text:style-name="_5f_OOoComputerIdent">time</text:span><text:span text:style-name="_5f_OOoComputerSpecial">()</text:span></text:p>
      <text:p text:style-name="P3"><text:span text:style-name="_5f_OOoComputerIdent"/></text:p>
      <text:p text:style-name="P3"><text:span text:style-name="_5f_OOoComputerIdent"><text:s text:c="8"/>force_brute</text:span><text:span text:style-name="_5f_OOoComputerSpecial">(</text:span><text:span text:style-name="_5f_OOoComputerIdent">Listes20</text:span><text:span text:style-name="_5f_OOoComputerSpecial">[</text:span><text:span text:style-name="_5f_OOoComputerIdent">i</text:span><text:span text:style-name="_5f_OOoComputerSpecial">],</text:span><text:span text:style-name="_5f_OOoComputerLiteral">1</text:span><text:span text:style-name="_5f_OOoComputerSpecial">)</text:span></text:p>
      <text:p text:style-name="P3"><text:span text:style-name="_5f_OOoComputerIdent"><text:s text:c="8"/>t2</text:span><text:span text:style-name="_5f_OOoComputerSpecial">=</text:span><text:span text:style-name="_5f_OOoComputerIdent">time</text:span><text:span text:style-name="_5f_OOoComputerSpecial">.</text:span><text:span text:style-name="_5f_OOoComputerIdent">time</text:span><text:span text:style-name="_5f_OOoComputerSpecial">()</text:span></text:p>
      <text:p text:style-name="P3"><text:span text:style-name="_5f_OOoComputerIdent"><text:s text:c="8"/>Ct</text:span><text:span text:style-name="_5f_OOoComputerSpecial">[</text:span><text:span text:style-name="_5f_OOoComputerIdent">i</text:span><text:span text:style-name="_5f_OOoComputerSpecial">].</text:span><text:span text:style-name="_5f_OOoComputerAltKeyWord">append</text:span><text:span text:style-name="_5f_OOoComputerSpecial">(</text:span><text:span text:style-name="_5f_OOoComputerIdent">t2</text:span><text:span text:style-name="_5f_OOoComputerSpecial">-</text:span><text:span text:style-name="_5f_OOoComputerIdent">t1</text:span><text:span text:style-name="_5f_OOoComputerSpecial">)</text:span></text:p>
      <text:p text:style-name="P3"><text:span text:style-name="_5f_OOoComputerIdent"><text:s text:c="8"/></text:span><text:span text:style-name="_5f_OOoComputerKeyWord">print</text:span><text:span text:style-name="_5f_OOoComputerSpecial">(</text:span><text:span text:style-name="_5f_OOoComputerLiteral">"1"</text:span><text:span text:style-name="_5f_OOoComputerSpecial">,</text:span><text:span text:style-name="_5f_OOoComputerIdent">t1</text:span><text:span text:style-name="_5f_OOoComputerSpecial">,</text:span><text:span text:style-name="_5f_OOoComputerIdent">t2</text:span><text:span text:style-name="_5f_OOoComputerSpecial">,</text:span><text:span text:style-name="_5f_OOoComputerIdent">t2</text:span><text:span text:style-name="_5f_OOoComputerSpecial">-</text:span><text:span text:style-name="_5f_OOoComputerIdent">t1</text:span><text:span text:style-name="_5f_OOoComputerSpecial">)</text:span></text:p>
      <text:p text:style-name="P3"><text:span text:style-name="_5f_OOoComputerIdent"><text:s text:c="4"/>plt</text:span><text:span text:style-name="_5f_OOoComputerSpecial">.</text:span><text:span text:style-name="_5f_OOoComputerIdent">plot</text:span><text:span text:style-name="_5f_OOoComputerSpecial">(</text:span><text:span text:style-name="_5f_OOoComputerIdent">Ck</text:span><text:span text:style-name="_5f_OOoComputerSpecial">,</text:span><text:span text:style-name="_5f_OOoComputerIdent">Ct</text:span><text:span text:style-name="_5f_OOoComputerSpecial">,</text:span><text:span text:style-name="_5f_OOoComputerLiteral">'*'</text:span><text:span text:style-name="_5f_OOoComputerSpecial">)</text:span></text:p>
      <text:p text:style-name="P3"><text:span text:style-name="_5f_OOoComputerIdent"><text:s text:c="4"/>a</text:span><text:span text:style-name="_5f_OOoComputerSpecial">,</text:span><text:span text:style-name="_5f_OOoComputerIdent">b</text:span><text:span text:style-name="_5f_OOoComputerSpecial">=</text:span><text:span text:style-name="_5f_OOoComputerIdent">np</text:span><text:span text:style-name="_5f_OOoComputerSpecial">.</text:span><text:span text:style-name="_5f_OOoComputerIdent">polyfit</text:span><text:span text:style-name="_5f_OOoComputerSpecial">(</text:span><text:span text:style-name="_5f_OOoComputerIdent">Ck</text:span><text:span text:style-name="_5f_OOoComputerSpecial">,</text:span><text:span text:style-name="_5f_OOoComputerIdent">Ct</text:span><text:span text:style-name="_5f_OOoComputerSpecial">,</text:span><text:span text:style-name="_5f_OOoComputerLiteral">1</text:span><text:span text:style-name="_5f_OOoComputerSpecial">)</text:span></text:p>
      <text:p text:style-name="P3"><text:span text:style-name="_5f_OOoComputerIdent"><text:s text:c="4"/>x</text:span><text:span text:style-name="_5f_OOoComputerSpecial">=</text:span><text:span text:style-name="_5f_OOoComputerIdent">np</text:span><text:span text:style-name="_5f_OOoComputerSpecial">.</text:span><text:span text:style-name="_5f_OOoComputerIdent">linspace</text:span><text:span text:style-name="_5f_OOoComputerSpecial">(</text:span><text:span text:style-name="_5f_OOoComputerLiteral">0</text:span><text:span text:style-name="_5f_OOoComputerSpecial">,</text:span><text:span text:style-name="_5f_OOoComputerIdent"> </text:span><text:span text:style-name="_5f_OOoComputerAltKeyWord">max</text:span><text:span text:style-name="_5f_OOoComputerSpecial">(</text:span><text:span text:style-name="_5f_OOoComputerIdent">Ct</text:span><text:span text:style-name="_5f_OOoComputerSpecial">),</text:span><text:span text:style-name="_5f_OOoComputerLiteral">2000</text:span><text:span text:style-name="_5f_OOoComputerSpecial">)</text:span></text:p>
      <text:p text:style-name="P3"><text:span text:style-name="_5f_OOoComputerIdent"><text:s text:c="4"/>plt</text:span><text:span text:style-name="_5f_OOoComputerSpecial">.</text:span><text:span text:style-name="_5f_OOoComputerIdent">plot</text:span><text:span text:style-name="_5f_OOoComputerSpecial">(</text:span><text:span text:style-name="_5f_OOoComputerIdent">x</text:span><text:span text:style-name="_5f_OOoComputerSpecial">,</text:span><text:span text:style-name="_5f_OOoComputerIdent">a</text:span><text:span text:style-name="_5f_OOoComputerSpecial">*</text:span><text:span text:style-name="_5f_OOoComputerIdent">x</text:span><text:span text:style-name="_5f_OOoComputerSpecial">+</text:span><text:span text:style-name="_5f_OOoComputerIdent">b</text:span><text:span text:style-name="_5f_OOoComputerSpecial">)</text:span><text:span text:style-name="_5f_OOoComputerIdent"> <text:s text:c="3"/></text:span></text:p>
      <text:p text:style-name="P3"><text:span text:style-name="_5f_OOoComputerIdent">plt</text:span><text:span text:style-name="_5f_OOoComputerSpecial">.</text:span><text:span text:style-name="_5f_OOoComputerIdent">show</text:span><text:span text:style-name="_5f_OOoComputerSpecial">()</text:span></text:p>
      <text:p text:style-name="P3"><text:span text:style-name="_5f_OOoComputerIdent"/></text:p>
      <text:p text:style-name="P3"><text:span text:style-name="_5f_OOoComputerIdent">Ct2</text:span><text:span text:style-name="_5f_OOoComputerSpecial">=[]</text:span></text:p>
      <text:p text:style-name="P3"><text:span text:style-name="_5f_OOoComputerKeyWord">for</text:span><text:span text:style-name="_5f_OOoComputerIdent"> i </text:span><text:span text:style-name="_5f_OOoComputerKeyWord">in</text:span><text:span text:style-name="_5f_OOoComputerIdent"> </text:span><text:span text:style-name="_5f_OOoComputerAltKeyWord">range</text:span><text:span text:style-name="_5f_OOoComputerIdent"> </text:span><text:span text:style-name="_5f_OOoComputerSpecial">(</text:span><text:span text:style-name="_5f_OOoComputerAltKeyWord">len</text:span><text:span text:style-name="_5f_OOoComputerSpecial">(</text:span><text:span text:style-name="_5f_OOoComputerIdent">Ct</text:span><text:span text:style-name="_5f_OOoComputerSpecial">)):</text:span></text:p>
      <text:p text:style-name="P3"><text:span text:style-name="_5f_OOoComputerIdent"><text:s text:c="4"/>Ct2</text:span><text:span text:style-name="_5f_OOoComputerSpecial">.</text:span><text:span text:style-name="_5f_OOoComputerAltKeyWord">append</text:span><text:span text:style-name="_5f_OOoComputerSpecial">(</text:span><text:span text:style-name="_5f_OOoComputerIdent">np</text:span><text:span text:style-name="_5f_OOoComputerSpecial">.</text:span><text:span text:style-name="_5f_OOoComputerIdent">mean</text:span><text:span text:style-name="_5f_OOoComputerSpecial">(</text:span><text:span text:style-name="_5f_OOoComputerIdent">Ct</text:span><text:span text:style-name="_5f_OOoComputerSpecial">[</text:span><text:span text:style-name="_5f_OOoComputerIdent">i</text:span><text:span text:style-name="_5f_OOoComputerSpecial">]))</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atin Modern Mono Light" svg:font-family="'Latin Modern Mono Ligh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OOoComputerCode" style:family="text">
      <style:text-properties fo:color="#000000" loext:opacity="100%" style:font-name="Latin Modern Mono Light" fo:font-family="'Latin Modern Mono Light'"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9T09:49:32.807885307</meta:creation-date>
    <dc:date>2023-06-29T11:44:43.826614014</dc:date>
    <meta:editing-duration>PT51M41S</meta:editing-duration>
    <meta:editing-cycles>3</meta:editing-cycles>
    <meta:generator>LibreOffice/7.4.6.2$Linux_X86_64 LibreOffice_project/40$Build-2</meta:generator>
    <meta:print-date>2023-06-29T11:32:19.607741478</meta:print-date>
    <meta:document-statistic meta:table-count="0" meta:image-count="0" meta:object-count="0" meta:page-count="4" meta:paragraph-count="99" meta:word-count="1270" meta:character-count="8169" meta:non-whitespace-character-count="6801"/>
  </office:meta>
</office:document-meta>
</file>